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606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025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57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45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1.856cm" svg:x="1.685cm" svg:y="1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275cm" svg:x="2.447cm" svg:y="1.7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99cm" svg:height="0.965cm" svg:x="0.476cm" svg:y="0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2.445cm" svg:height="1.115cm" svg:x="0.376cm" svg:y="0.083cm">
          <draw:text-box>
            <text:p><text:span text:style-name="T1">SV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2-23T11:30:59.626385779</dc:date>
    <dc:creator>Gilles Mouchard</dc:creator>
    <meta:editing-duration>PT4H47M39S</meta:editing-duration>
    <meta:editing-cycles>16</meta:editing-cycles>
    <meta:generator>LibreOffice/6.1.5.2$Linux_X86_64 LibreOffice_project/10$Build-2</meta:generator>
    <meta:document-statistic meta:object-count="6"/>
  </office:meta>
</office:document-meta>
</file>